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638in" svg:y="1.4929in">
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GRASP 1</text:p>
          </table:table-cell>
          <table:table-cell office:value-type="string" calcext:value-type="string">
            <text:p>GRASP 2</text:p>
          </table:table-cell>
          <table:table-cell office:value-type="string" calcext:value-type="string">
            <text:p>GRASP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703995000" calcext:value-type="float">
            <text:p>38703995000</text:p>
          </table:table-cell>
          <table:table-cell table:number-columns-repeated="2" office:value-type="float" office:value="226730000" calcext:value-type="float">
            <text:p>226730000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232122849000" calcext:value-type="float">
            <text:p>232122849000</text:p>
          </table:table-cell>
          <table:table-cell table:number-columns-repeated="2" office:value-type="float" office:value="2368620000" calcext:value-type="float">
            <text:p>2368620000</text:p>
          </table:table-cell>
        </table:table-row>
        <table:table-row table:style-name="ro1">
          <table:table-cell office:value-type="string" calcext:value-type="string">
            <text:p>0.25k</text:p>
          </table:table-cell>
          <table:table-cell office:value-type="float" office:value="184790959000" calcext:value-type="float">
            <text:p>184790959000</text:p>
          </table:table-cell>
          <table:table-cell table:number-columns-repeated="2" office:value-type="float" office:value="1136241000" calcext:value-type="float">
            <text:p>1136241000</text:p>
          </table:table-cell>
        </table:table-row>
        <table:table-row table:style-name="ro1">
          <table:table-cell office:value-type="string" calcext:value-type="string">
            <text:p>0.75k</text:p>
          </table:table-cell>
          <table:table-cell office:value-type="float" office:value="168448695000" calcext:value-type="float">
            <text:p>168448695000</text:p>
          </table:table-cell>
          <table:table-cell table:number-columns-repeated="2" office:value-type="float" office:value="1592731000" calcext:value-type="float">
            <text:p>15927310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7492191000" calcext:value-type="float">
            <text:p>197492191000</text:p>
          </table:table-cell>
          <table:table-cell table:number-columns-repeated="2" office:value-type="float" office:value="4778958000" calcext:value-type="float">
            <text:p>4778958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4-12-10T20:41:44.005673873</dc:date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49cm" svg:y="0.316cm" chart:style-name="ch2">
          <text:p>Tiempos De los GRASP</text:p>
        </chart:title>
        <chart:subtitle svg:x="7.004cm" svg:y="1.301cm" chart:style-name="ch3">
          <text:p>Variando X</text:p>
        </chart:subtitle>
        <chart:legend chart:legend-position="end" svg:x="13.174cm" svg:y="3.703cm" style:legend-expansion="high" chart:style-name="ch4"/>
        <chart:plot-area chart:style-name="ch5" table:cell-range-address="Sheet1.A1:Sheet1.D6" chart:data-source-has-labels="both" svg:x="1.331cm" svg:y="2.19cm" svg:width="11.523cm" svg:height="5.649cm">
          <chartooo:coordinate-region svg:x="3.99cm" svg:y="2.39cm" svg:width="8.77cm" svg:height="4.802cm"/>
          <chart:axis chart:dimension="x" chart:name="primary-x" chart:style-name="ch6" chartooo:axis-type="auto">
            <chartooo:date-scale/>
            <chart:title svg:x="6.929cm" svg:y="8.019cm" chart:style-name="ch7">
              <text:p>X</text:p>
            </chart:title>
            <chart:categories table:cell-range-address="Sheet1.A2:Sheet1.A6"/>
          </chart:axis>
          <chart:axis chart:dimension="y" chart:name="primary-y" chart:style-name="ch8">
            <chart:title svg:x="0.451cm" svg:y="5.6cm" chart:style-name="ch9">
              <text:p>Tiempo</text:p>
            </chart:title>
            <chart:grid chart:style-name="ch10" chart:class="major"/>
          </chart:axis>
          <chart:series chart:style-name="ch11" chart:values-cell-range-address="Sheet1.B2:Sheet1.B6" chart:label-cell-address="Sheet1.B1:Sheet1.B1" chart:class="chart:line">
            <chart:data-point chart:repeated="5"/>
          </chart:series>
          <chart:series chart:style-name="ch12" chart:values-cell-range-address="Sheet1.C2:Sheet1.C6" chart:label-cell-address="Sheet1.C1:Sheet1.C1" chart:class="chart:line">
            <chart:data-point chart:repeated="5"/>
          </chart:series>
          <chart:series chart:style-name="ch13" chart:values-cell-range-address="Sheet1.D2:Sheet1.D6" chart:label-cell-address="Sheet1.D1:Sheet1.D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 1</text:p>
                <draw:g>
                  <svg:desc>Sheet1.B1:Sheet1.B1</svg:desc>
                </draw:g>
              </table:table-cell>
              <table:table-cell office:value-type="string">
                <text:p>GRASP 2</text:p>
                <draw:g>
                  <svg:desc>Sheet1.C1:Sheet1.C1</svg:desc>
                </draw:g>
              </table:table-cell>
              <table:table-cell office:value-type="string">
                <text:p>GRASP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6</svg:desc>
                </draw:g>
              </table:table-cell>
              <table:table-cell office:value-type="float" office:value="38703995000">
                <text:p>38703995000</text:p>
                <draw:g>
                  <svg:desc>Sheet1.B2:Sheet1.B6</svg:desc>
                </draw:g>
              </table:table-cell>
              <table:table-cell office:value-type="float" office:value="226730000">
                <text:p>226730000</text:p>
                <draw:g>
                  <svg:desc>Sheet1.C2:Sheet1.C6</svg:desc>
                </draw:g>
              </table:table-cell>
              <table:table-cell office:value-type="float" office:value="226730000">
                <text:p>226730000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232122849000">
                <text:p>232122849000</text:p>
              </table:table-cell>
              <table:table-cell office:value-type="float" office:value="2368620000">
                <text:p>2368620000</text:p>
              </table:table-cell>
              <table:table-cell office:value-type="float" office:value="2368620000">
                <text:p>2368620000</text:p>
              </table:table-cell>
            </table:table-row>
            <table:table-row>
              <table:table-cell office:value-type="string">
                <text:p>0.25k</text:p>
              </table:table-cell>
              <table:table-cell office:value-type="float" office:value="184790959000">
                <text:p>184790959000</text:p>
              </table:table-cell>
              <table:table-cell office:value-type="float" office:value="1136241000">
                <text:p>1136241000</text:p>
              </table:table-cell>
              <table:table-cell office:value-type="float" office:value="1136241000">
                <text:p>1136241000</text:p>
              </table:table-cell>
            </table:table-row>
            <table:table-row>
              <table:table-cell office:value-type="string">
                <text:p>0.75k</text:p>
              </table:table-cell>
              <table:table-cell office:value-type="float" office:value="168448695000">
                <text:p>168448695000</text:p>
              </table:table-cell>
              <table:table-cell office:value-type="float" office:value="1592731000">
                <text:p>1592731000</text:p>
              </table:table-cell>
              <table:table-cell office:value-type="float" office:value="1592731000">
                <text:p>159273100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97492191000">
                <text:p>197492191000</text:p>
              </table:table-cell>
              <table:table-cell office:value-type="float" office:value="4778958000">
                <text:p>4778958000</text:p>
              </table:table-cell>
              <table:table-cell office:value-type="float" office:value="4778958000">
                <text:p>477895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